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8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9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2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3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4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1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16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1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style="italic" style:text-underline-style="none" fo:font-weight="bold" officeooo:rsid="0002bea9" officeooo:paragraph-rsid="0002bea9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normal" style:text-underline-style="solid" style:text-underline-width="auto" style:text-underline-color="font-color" officeooo:rsid="0002bea9" officeooo:paragraph-rsid="00050fbb" style:font-size-asian="14pt" style:font-style-asian="normal" style:font-size-complex="14pt" style:font-style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style="normal" style:text-underline-style="solid" style:text-underline-width="auto" style:text-underline-color="font-color" fo:font-weight="bold" officeooo:rsid="00352792" officeooo:paragraph-rsid="0035279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style="normal" style:text-underline-style="solid" style:text-underline-width="auto" style:text-underline-color="font-color" fo:font-weight="bold" officeooo:rsid="00352792" officeooo:paragraph-rsid="00357ac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font-size="14pt" fo:language="ru" fo:country="RU" fo:font-style="normal" style:text-underline-style="solid" style:text-underline-width="auto" style:text-underline-color="font-color" fo:font-weight="bold" officeooo:rsid="00367fe9" officeooo:paragraph-rsid="00367fe9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18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font-style="normal" style:text-underline-style="solid" style:text-underline-width="auto" style:text-underline-color="font-color" fo:font-weight="bold" officeooo:rsid="00352792" officeooo:paragraph-rsid="00352792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8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font-style="normal" style:text-underline-style="solid" style:text-underline-width="auto" style:text-underline-color="font-color" fo:font-weight="bold" officeooo:rsid="00352792" officeooo:paragraph-rsid="00357ac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8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language="ru" fo:country="RU" fo:font-style="normal" style:text-underline-style="solid" style:text-underline-width="auto" style:text-underline-color="font-color" fo:font-weight="bold" officeooo:rsid="00352792" officeooo:paragraph-rsid="00352792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8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font-size="12pt" fo:language="ru" fo:country="RU" fo:font-style="normal" style:text-underline-style="solid" style:text-underline-width="auto" style:text-underline-color="font-color" fo:font-weight="bold" officeooo:rsid="00352792" officeooo:paragraph-rsid="00357ac6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font-size="12pt" fo:language="ru" fo:country="RU" fo:font-style="normal" style:text-underline-style="solid" style:text-underline-width="auto" style:text-underline-color="font-color" fo:font-weight="bold" officeooo:rsid="00352792" officeooo:paragraph-rsid="00357ac6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18">
      <loext:graphic-properties draw:fill="none"/>
      <style:paragraph-properties fo:margin-top="0.101cm" fo:margin-bottom="0.101cm" style:contextual-spacing="false" fo:text-align="justify" style:justify-single-word="false" fo:background-color="transparent"/>
      <style:text-properties fo:font-size="12pt" fo:language="ru" fo:country="RU" fo:font-style="normal" style:text-underline-style="solid" style:text-underline-width="auto" style:text-underline-color="font-color" fo:font-weight="bold" officeooo:rsid="00357ac6" officeooo:paragraph-rsid="00357ac6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justify" style:justify-single-word="false" fo:text-indent="0cm" style:auto-text-indent="false" fo:background-color="transparent"/>
      <style:text-properties fo:color="#ff3838" loext:opacity="100%" fo:font-size="14pt" fo:language="ru" fo:country="RU" fo:font-style="normal" style:text-underline-style="solid" style:text-underline-width="auto" style:text-underline-color="font-color" fo:font-weight="bold" officeooo:rsid="00367fe9" officeooo:paragraph-rsid="00367fe9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33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34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35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36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37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7348d" style:font-size-asian="12pt" style:font-weight-asian="normal" style:font-size-complex="12pt" style:font-weight-complex="normal"/>
    </style:style>
    <style:style style:name="P3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9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7e4cf" style:font-size-asian="12pt" style:font-weight-asian="normal" style:font-size-complex="12pt" style:font-weight-complex="normal"/>
    </style:style>
    <style:style style:name="P40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3298fc" style:font-size-asian="12pt" style:font-weight-asian="normal" style:font-size-complex="12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42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43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44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3298fc" officeooo:paragraph-rsid="003298fc" style:font-size-asian="12pt" style:font-weight-asian="normal" style:font-size-complex="12pt" style:font-weight-complex="normal"/>
    </style:style>
    <style:style style:name="P45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4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4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4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4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5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5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df1b2" style:font-size-asian="12pt" style:font-weight-asian="normal" style:font-size-complex="12pt" style:font-weight-complex="normal"/>
    </style:style>
    <style:style style:name="P52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3302a4" style:font-size-asian="12pt" style:font-weight-asian="normal" style:font-size-complex="12pt" style:font-weight-complex="normal"/>
    </style:style>
    <style:style style:name="P53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54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5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5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5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df1b2" style:font-size-asian="12pt" style:font-weight-asian="normal" style:font-size-complex="12pt" style:font-weight-complex="normal"/>
    </style:style>
    <style:style style:name="P5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6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6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6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df1b2" style:font-size-asian="12pt" style:font-weight-asian="normal" style:font-size-complex="12pt" style:font-weight-complex="normal"/>
    </style:style>
    <style:style style:name="P63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3302a4" style:font-size-asian="12pt" style:font-weight-asian="normal" style:font-size-complex="12pt" style:font-weight-complex="normal"/>
    </style:style>
    <style:style style:name="P6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3302a4" style:font-size-asian="12pt" style:font-weight-asian="normal" style:font-size-complex="12pt" style:font-weight-complex="normal"/>
    </style:style>
    <style:style style:name="P65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66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67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68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69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70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71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72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73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74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75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76" style:family="paragraph" style:parent-style-name="Table_20_Contents" style:list-style-name="List_20_1">
      <loext:graphic-properties draw:fill="none"/>
      <style:paragraph-properties fo:text-align="justify" style:justify-single-word="false" fo:orphans="0" fo:widows="0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3302a4" style:font-size-asian="12pt" style:font-weight-asian="normal" style:font-size-complex="12pt" style:font-weight-complex="normal"/>
    </style:style>
    <style:style style:name="P7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7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7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8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df1b2" style:font-size-asian="12pt" style:font-weight-asian="normal" style:font-size-complex="12pt" style:font-weight-complex="normal"/>
    </style:style>
    <style:style style:name="P81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3302a4" style:font-size-asian="12pt" style:font-weight-asian="normal" style:font-size-complex="12pt" style:font-weight-complex="normal"/>
    </style:style>
    <style:style style:name="P8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8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8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8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8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8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df1b2" style:font-size-asian="12pt" style:font-weight-asian="bold" style:font-size-complex="12pt" style:font-weight-complex="bold"/>
    </style:style>
    <style:style style:name="P8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8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9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9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df1b2" style:font-size-asian="12pt" style:font-weight-asian="bold" style:font-size-complex="12pt" style:font-weight-complex="bold"/>
    </style:style>
    <style:style style:name="P92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3302a4" style:font-size-asian="12pt" style:font-weight-asian="bold" style:font-size-complex="12pt" style:font-weight-complex="bold"/>
    </style:style>
    <style:style style:name="P9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3302a4" style:font-size-asian="12pt" style:font-weight-asian="bold" style:font-size-complex="12pt" style:font-weight-complex="bold"/>
    </style:style>
    <style:style style:name="P9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9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9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9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9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df1b2" style:font-size-asian="12pt" style:font-weight-asian="normal" style:font-size-complex="12pt" style:font-weight-complex="normal"/>
    </style:style>
    <style:style style:name="P9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10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10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10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df1b2" style:font-size-asian="12pt" style:font-weight-asian="normal" style:font-size-complex="12pt" style:font-weight-complex="normal"/>
    </style:style>
    <style:style style:name="P103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3302a4" style:font-size-asian="12pt" style:font-weight-asian="normal" style:font-size-complex="12pt" style:font-weight-complex="normal"/>
    </style:style>
    <style:style style:name="P10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3302a4" style:font-size-asian="12pt" style:font-weight-asian="normal" style:font-size-complex="12pt" style:font-weight-complex="normal"/>
    </style:style>
    <style:style style:name="P10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10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10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10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10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df1b2" style:font-size-asian="12pt" style:font-weight-asian="normal" style:font-size-complex="12pt" style:font-weight-complex="normal"/>
    </style:style>
    <style:style style:name="P110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3302a4" style:font-size-asian="12pt" style:font-weight-asian="normal" style:font-size-complex="12pt" style:font-weight-complex="normal"/>
    </style:style>
    <style:style style:name="P11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112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11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114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5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6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118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119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120" style:family="paragraph" style:parent-style-name="Table_20_Contents" style:list-style-name="L9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121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dc574" officeooo:paragraph-rsid="001dc574" style:font-size-asian="12pt" style:font-size-complex="12pt"/>
    </style:style>
    <style:style style:name="P122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1584d" officeooo:paragraph-rsid="0021584d" style:font-size-asian="12pt" style:font-size-complex="12pt"/>
    </style:style>
    <style:style style:name="P123" style:family="paragraph" style:parent-style-name="Table_20_Contents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5916e" officeooo:paragraph-rsid="0025916e" style:font-size-asian="12pt" style:font-size-complex="12pt"/>
    </style:style>
    <style:style style:name="P12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30b650" officeooo:paragraph-rsid="0030b650" style:font-size-asian="12pt" style:font-size-complex="12pt"/>
    </style:style>
    <style:style style:name="P125" style:family="paragraph" style:parent-style-name="Table_20_Contents" style:list-style-name="List_20_1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font-size="12pt" officeooo:rsid="0030b650" officeooo:paragraph-rsid="0030b650" style:font-size-asian="12pt" style:font-size-complex="12pt"/>
    </style:style>
    <style:style style:name="P126" style:family="paragraph" style:parent-style-name="Table_20_Contents" style:list-style-name="List_20_1">
      <loext:graphic-properties draw:fill="none"/>
      <style:paragraph-properties fo:text-align="start" style:justify-single-word="false" fo:orphans="0" fo:widows="0" fo:background-color="transparent" text:number-lines="false" text:line-number="0"/>
      <style:text-properties fo:font-size="12pt" officeooo:rsid="003298fc" officeooo:paragraph-rsid="003298fc" style:font-size-asian="12pt" style:font-size-complex="12pt"/>
    </style:style>
    <style:style style:name="P127" style:family="paragraph" style:parent-style-name="Table_20_Contents" style:list-style-name="List_20_1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3298fc" officeooo:paragraph-rsid="003298fc" style:font-size-asian="12pt" style:font-size-complex="12pt"/>
    </style:style>
    <style:style style:name="P128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3298fc" officeooo:paragraph-rsid="003298fc" style:font-size-asian="12pt" style:font-size-complex="12pt"/>
    </style:style>
    <style:style style:name="P129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13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7348d" style:font-size-asian="12pt" style:font-weight-asian="bold" style:font-size-complex="12pt" style:font-weight-complex="bold"/>
    </style:style>
    <style:style style:name="P13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2f897" style:font-size-asian="12pt" style:font-weight-asian="bold" style:font-size-complex="12pt" style:font-weight-complex="bold"/>
    </style:style>
    <style:style style:name="P132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7e4cf" style:font-size-asian="12pt" style:font-weight-asian="bold" style:font-size-complex="12pt" style:font-weight-complex="bold"/>
    </style:style>
    <style:style style:name="P133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3298fc" style:font-size-asian="12pt" style:font-weight-asian="bold" style:font-size-complex="12pt" style:font-weight-complex="bold"/>
    </style:style>
    <style:style style:name="P134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135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36" style:family="paragraph" style:parent-style-name="Table_20_Contents">
      <loext:graphic-properties draw:fill="none"/>
      <style:paragraph-properties fo:margin-left="0.199cm" fo:margin-right="0.4cm" fo:text-align="start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37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13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7348d" style:font-size-asian="12pt" style:font-weight-asian="normal" style:font-size-complex="12pt" style:font-weight-complex="normal"/>
    </style:style>
    <style:style style:name="P13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2f897" style:font-size-asian="12pt" style:font-weight-asian="normal" style:font-size-complex="12pt" style:font-weight-complex="normal"/>
    </style:style>
    <style:style style:name="P140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7e4cf" style:font-size-asian="12pt" style:font-weight-asian="normal" style:font-size-complex="12pt" style:font-weight-complex="normal"/>
    </style:style>
    <style:style style:name="P141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3298fc" style:font-size-asian="12pt" style:font-weight-asian="normal" style:font-size-complex="12pt" style:font-weight-complex="normal"/>
    </style:style>
    <style:style style:name="P142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143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3298fc" officeooo:paragraph-rsid="003298fc" style:font-size-asian="12pt" style:font-weight-asian="bold" style:font-size-complex="12pt" style:font-weight-complex="bold"/>
    </style:style>
    <style:style style:name="P144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145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146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7348d" style:font-size-asian="12pt" style:font-weight-asian="normal" style:font-size-complex="12pt" style:font-weight-complex="normal"/>
    </style:style>
    <style:style style:name="P147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2f897" style:font-size-asian="12pt" style:font-weight-asian="normal" style:font-size-complex="12pt" style:font-weight-complex="normal"/>
    </style:style>
    <style:style style:name="P14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7e4cf" style:font-size-asian="12pt" style:font-weight-asian="normal" style:font-size-complex="12pt" style:font-weight-complex="normal"/>
    </style:style>
    <style:style style:name="P14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3298fc" style:font-size-asian="12pt" style:font-weight-asian="normal" style:font-size-complex="12pt" style:font-weight-complex="normal"/>
    </style:style>
    <style:style style:name="P150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0fc83c"/>
    </style:style>
    <style:style style:name="P151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52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53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54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3f9c3"/>
    </style:style>
    <style:style style:name="P155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5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57" style:family="paragraph" style:parent-style-name="Table_20_Contents" style:list-style-name="List_20_1">
      <loext:graphic-properties draw:fill="none"/>
      <style:paragraph-properties fo:text-align="justify" style:justify-single-word="false" fo:orphans="0" fo:widows="0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3302a4"/>
    </style:style>
    <style:style style:name="P1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5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6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2f897"/>
    </style:style>
    <style:style style:name="P16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df1b2"/>
    </style:style>
    <style:style style:name="P162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3302a4"/>
    </style:style>
    <style:style style:name="P16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64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16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6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2df1b2"/>
    </style:style>
    <style:style style:name="P16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2df1b2"/>
    </style:style>
    <style:style style:name="P169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3302a4"/>
    </style:style>
    <style:style style:name="P17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352792"/>
    </style:style>
    <style:style style:name="P171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7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7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7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7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bf20a" style:font-weight-asian="bold" style:font-weight-complex="bold"/>
    </style:style>
    <style:style style:name="P17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23f9c3" style:font-weight-asian="bold" style:font-weight-complex="bold"/>
    </style:style>
    <style:style style:name="P17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2df1b2" style:font-weight-asian="bold" style:font-weight-complex="bold"/>
    </style:style>
    <style:style style:name="P17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352792" style:font-weight-asian="bold" style:font-weight-complex="bold"/>
    </style:style>
    <style:style style:name="P179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8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8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82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8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bf20a" style:font-weight-asian="normal" style:font-weight-complex="normal"/>
    </style:style>
    <style:style style:name="P184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3f9c3" style:font-weight-asian="normal" style:font-weight-complex="normal"/>
    </style:style>
    <style:style style:name="P185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df1b2" style:font-weight-asian="normal" style:font-weight-complex="normal"/>
    </style:style>
    <style:style style:name="P18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df1b2" style:font-weight-asian="normal" style:font-weight-complex="normal"/>
    </style:style>
    <style:style style:name="P187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352792" style:font-weight-asian="normal" style:font-weight-complex="normal"/>
    </style:style>
    <style:style style:name="P18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352792" style:font-weight-asian="normal" style:font-weight-complex="normal"/>
    </style:style>
    <style:style style:name="P18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90" style:family="paragraph" style:parent-style-name="Table_20_Contents" style:list-style-name="L6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91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92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9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9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bf20a" style:font-weight-asian="normal" style:font-weight-complex="normal"/>
    </style:style>
    <style:style style:name="P19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3f9c3" style:font-weight-asian="normal" style:font-weight-complex="normal"/>
    </style:style>
    <style:style style:name="P19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df1b2" style:font-weight-asian="normal" style:font-weight-complex="normal"/>
    </style:style>
    <style:style style:name="P19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352792" style:font-weight-asian="normal" style:font-weight-complex="normal"/>
    </style:style>
    <style:style style:name="P19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9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df1b2" style:font-weight-asian="normal" style:font-weight-complex="normal"/>
    </style:style>
    <style:style style:name="P20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352792" style:font-weight-asian="normal" style:font-weight-complex="normal"/>
    </style:style>
    <style:style style:name="P201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c54" officeooo:paragraph-rsid="0010cc54" style:font-weight-asian="normal" style:font-weight-complex="normal"/>
    </style:style>
    <style:style style:name="P202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20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7e4cf" style:font-size-asian="12pt" style:font-weight-asian="normal" style:font-size-complex="12pt" style:font-weight-complex="normal"/>
    </style:style>
    <style:style style:name="P20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bb8c6" style:font-size-asian="12pt" style:font-weight-asian="normal" style:font-size-complex="12pt" style:font-weight-complex="normal"/>
    </style:style>
    <style:style style:name="P205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3302a4" style:font-size-asian="12pt" style:font-weight-asian="normal" style:font-size-complex="12pt" style:font-weight-complex="normal"/>
    </style:style>
    <style:style style:name="P20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bb8c6" style:font-size-asian="12pt" style:font-weight-asian="normal" style:font-size-complex="12pt" style:font-weight-complex="normal"/>
    </style:style>
    <style:style style:name="P20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3302a4" style:font-size-asian="12pt" style:font-weight-asian="normal" style:font-size-complex="12pt" style:font-weight-complex="normal"/>
    </style:style>
    <style:style style:name="P20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2df1b2" style:font-size-asian="12pt" style:font-weight-asian="normal" style:font-size-complex="12pt" style:font-weight-complex="normal"/>
    </style:style>
    <style:style style:name="P20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210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211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212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213" style:family="paragraph" style:parent-style-name="Table_20_Contents" style:list-style-name="L8">
      <loext:graphic-properties draw:fill="none"/>
      <style:paragraph-properties fo:margin-left="0.101cm" fo:margin-right="0.199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214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21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22f897" style:font-size-asian="12pt" style:font-weight-asian="normal" style:font-size-complex="12pt" style:font-weight-complex="normal"/>
    </style:style>
    <style:style style:name="P216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2f897" officeooo:paragraph-rsid="0022f897" style:font-size-asian="12pt" style:font-weight-asian="normal" style:font-size-complex="12pt" style:font-weight-complex="normal"/>
    </style:style>
    <style:style style:name="P21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0d72b3" officeooo:paragraph-rsid="0022f897" style:font-size-asian="12pt" style:font-weight-asian="normal" style:font-size-complex="12pt" style:font-weight-complex="normal"/>
    </style:style>
    <style:style style:name="P21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7e4cf" officeooo:paragraph-rsid="0027e4cf" style:font-size-asian="12pt" style:font-weight-asian="normal" style:font-size-complex="12pt" style:font-weight-complex="normal"/>
    </style:style>
    <style:style style:name="P21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9e38e" officeooo:paragraph-rsid="0029e38e" style:font-size-asian="12pt" style:font-weight-asian="normal" style:font-size-complex="12pt" style:font-weight-complex="normal"/>
    </style:style>
    <style:style style:name="P220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3302a4" officeooo:paragraph-rsid="003302a4" style:font-size-asian="12pt" style:font-weight-asian="normal" style:font-size-complex="12pt" style:font-weight-complex="normal"/>
    </style:style>
    <style:style style:name="P2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bold" officeooo:rsid="0017477b" officeooo:paragraph-rsid="0017477b" style:font-size-asian="12pt" style:font-weight-asian="bold" style:font-size-complex="12pt" style:font-weight-complex="bold"/>
    </style:style>
    <style:style style:name="P22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22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7477b" style:font-size-asian="12pt" style:font-weight-asian="bold" style:font-size-complex="12pt" style:font-weight-complex="bold"/>
    </style:style>
    <style:style style:name="P22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22f897" style:font-size-asian="12pt" style:font-weight-asian="bold" style:font-size-complex="12pt" style:font-weight-complex="bold"/>
    </style:style>
    <style:style style:name="P22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2df1b2" style:font-size-asian="12pt" style:font-weight-asian="bold" style:font-size-complex="12pt" style:font-weight-complex="bold"/>
    </style:style>
    <style:style style:name="P22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3302a4" style:font-size-asian="12pt" style:font-weight-asian="bold" style:font-size-complex="12pt" style:font-weight-complex="bold"/>
    </style:style>
    <style:style style:name="P22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22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7477b" style:font-size-asian="12pt" style:font-weight-asian="normal" style:font-size-complex="12pt" style:font-weight-complex="normal"/>
    </style:style>
    <style:style style:name="P22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22f897" style:font-size-asian="12pt" style:font-weight-asian="normal" style:font-size-complex="12pt" style:font-weight-complex="normal"/>
    </style:style>
    <style:style style:name="P23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2df1b2" style:font-size-asian="12pt" style:font-weight-asian="normal" style:font-size-complex="12pt" style:font-weight-complex="normal"/>
    </style:style>
    <style:style style:name="P23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3302a4" style:font-size-asian="12pt" style:font-weight-asian="normal" style:font-size-complex="12pt" style:font-weight-complex="normal"/>
    </style:style>
    <style:style style:name="P23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P23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23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23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df1b2" style:font-size-asian="12pt" style:font-weight-asian="normal" style:font-size-complex="12pt" style:font-weight-complex="normal"/>
    </style:style>
    <style:style style:name="P23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23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238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23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240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3302a4" style:font-size-asian="12pt" style:font-weight-asian="normal" style:font-size-complex="12pt" style:font-weight-complex="normal"/>
    </style:style>
    <style:style style:name="P241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24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24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244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245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246" style:family="paragraph" style:parent-style-name="Table_20_Contents" style:list-style-name="L1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352792" style:font-size-asian="12pt" style:font-weight-asian="normal" style:font-size-complex="12pt" style:font-weight-complex="normal"/>
    </style:style>
    <style:style style:name="P247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2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249" style:family="paragraph" style:parent-style-name="Table_20_Contents" style:list-style-name="L1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352792" style:font-size-asian="12pt" style:font-weight-asian="normal" style:font-size-complex="12pt" style:font-weight-complex="normal"/>
    </style:style>
    <style:style style:name="P25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352792" style:font-size-asian="12pt" style:font-weight-asian="normal" style:font-size-complex="12pt" style:font-weight-complex="normal"/>
    </style:style>
    <style:style style:name="P25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25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25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25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255" style:family="paragraph" style:parent-style-name="Table_20_Contents" style:list-style-name="L1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1d7aac" style:font-size-asian="12pt" style:font-weight-asian="normal" style:font-size-complex="12pt" style:font-weight-complex="normal"/>
    </style:style>
    <style:style style:name="P256" style:family="paragraph" style:parent-style-name="Table_20_Contents" style:list-style-name="L15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23f9c3" style:font-size-asian="12pt" style:font-weight-asian="normal" style:font-size-complex="12pt" style:font-weight-complex="normal"/>
    </style:style>
    <style:style style:name="P257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23f9c3" officeooo:paragraph-rsid="0023f9c3" style:font-size-asian="12pt" style:font-weight-asian="normal" style:font-size-complex="12pt" style:font-weight-complex="normal"/>
    </style:style>
    <style:style style:name="P2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2e8fb" officeooo:paragraph-rsid="00352792" style:font-size-asian="12pt" style:font-weight-asian="normal" style:font-size-complex="12pt" style:font-weight-complex="normal"/>
    </style:style>
    <style:style style:name="P25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7fcdc" officeooo:paragraph-rsid="0017fcdc" style:font-size-asian="12pt" style:font-weight-asian="bold" style:font-size-complex="12pt" style:font-weight-complex="bold"/>
    </style:style>
    <style:style style:name="P26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26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23f9c3" style:font-size-asian="12pt" style:font-weight-asian="bold" style:font-size-complex="12pt" style:font-weight-complex="bold"/>
    </style:style>
    <style:style style:name="P26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7fcdc" officeooo:paragraph-rsid="0017fcdc" style:font-size-asian="12pt" style:font-weight-asian="normal" style:font-size-complex="12pt" style:font-weight-complex="normal"/>
    </style:style>
    <style:style style:name="P26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1d7aac" style:font-size-asian="12pt" style:font-weight-asian="normal" style:font-size-complex="12pt" style:font-weight-complex="normal"/>
    </style:style>
    <style:style style:name="P26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23f9c3" style:font-size-asian="12pt" style:font-weight-asian="normal" style:font-size-complex="12pt" style:font-weight-complex="normal"/>
    </style:style>
    <style:style style:name="P265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0d72b3" officeooo:paragraph-rsid="003302a4" style:font-size-asian="12pt" style:font-weight-asian="normal" style:font-size-complex="12pt" style:font-weight-complex="normal"/>
    </style:style>
    <style:style style:name="P266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3302a4" officeooo:paragraph-rsid="003302a4" style:font-size-asian="12pt" style:font-weight-asian="normal" style:font-size-complex="12pt" style:font-weight-complex="normal"/>
    </style:style>
    <style:style style:name="P267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3302a4" style:font-size-asian="12pt" style:font-weight-asian="normal" style:font-size-complex="12pt" style:font-weight-complex="normal"/>
    </style:style>
    <style:style style:name="P2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none" fo:font-weight="normal" officeooo:rsid="0010cb48" officeooo:paragraph-rsid="003302a4" style:font-size-asian="12pt" style:font-weight-asian="normal" style:font-size-complex="12pt" style:font-weight-complex="normal"/>
    </style:style>
    <style:style style:name="P269" style:family="paragraph" style:parent-style-name="Table_20_Contents" style:list-style-name="L17">
      <loext:graphic-properties draw:fill="none"/>
      <style:paragraph-properties fo:text-align="justify" style:justify-single-word="false" fo:orphans="0" fo:widows="0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normal" officeooo:rsid="00352792" officeooo:paragraph-rsid="00352792" style:font-size-asian="12pt" style:font-weight-asian="normal" style:font-size-complex="12pt" style:font-weight-complex="normal"/>
    </style:style>
    <style:style style:name="P27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ru" fo:country="RU" style:text-underline-style="solid" style:text-underline-width="auto" style:text-underline-color="font-color" fo:font-weight="bold" officeooo:rsid="00352792" officeooo:paragraph-rsid="00352792" style:font-size-asian="12pt" style:font-weight-asian="bold" style:font-size-complex="12pt" style:font-weight-complex="bold"/>
    </style:style>
    <style:style style:name="P271" style:family="paragraph" style:parent-style-name="Table_20_Contents" style:list-style-name="L13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272" style:family="paragraph" style:parent-style-name="Table_20_Contents" style:list-style-name="L16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style:use-window-font-color="true" loext:opacity="0%" fo:font-size="12pt" officeooo:rsid="0027e4cf" officeooo:paragraph-rsid="0027e4cf" style:font-size-asian="12pt" style:font-size-complex="12pt"/>
    </style:style>
    <style:style style:name="P273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274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275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1584d"/>
    </style:style>
    <style:style style:name="P276" style:family="paragraph" style:parent-style-name="Table_20_Contents" style:list-style-name="L16">
      <loext:graphic-properties draw:fill="none"/>
      <style:paragraph-properties fo:margin-left="0.199cm" fo:margin-right="0.101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5916e"/>
    </style:style>
    <style:style style:name="P277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weight="bold" officeooo:rsid="0021584d" officeooo:paragraph-rsid="0021584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en" fo:country="US" style:text-underline-style="none"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2bea9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bold" officeooo:rsid="0027e4cf" style:font-weight-asian="bold" style:font-weight-complex="bold"/>
    </style:style>
    <style:style style:name="T15" style:family="text">
      <style:text-properties fo:language="ru" fo:country="RU" officeooo:rsid="000e014a"/>
    </style:style>
    <style:style style:name="T16" style:family="text">
      <style:text-properties fo:language="ru" fo:country="RU" officeooo:rsid="000fc83c"/>
    </style:style>
    <style:style style:name="T17" style:family="text">
      <style:text-properties fo:language="ru" fo:country="RU" officeooo:rsid="0019e83a"/>
    </style:style>
    <style:style style:name="T18" style:family="text">
      <style:text-properties fo:language="ru" fo:country="RU" style:text-underline-style="none" fo:font-weight="normal" style:font-weight-asian="normal" style:font-weight-complex="normal"/>
    </style:style>
    <style:style style:name="T19" style:family="text">
      <style:text-properties fo:language="ru" fo:country="RU" officeooo:rsid="0027e4cf"/>
    </style:style>
    <style:style style:name="T20" style:family="text">
      <style:text-properties fo:language="ru" fo:country="RU" officeooo:rsid="0029e38e"/>
    </style:style>
    <style:style style:name="T21" style:family="text">
      <style:text-properties fo:language="ru" fo:country="RU" officeooo:rsid="002bb8c6"/>
    </style:style>
    <style:style style:name="T22" style:family="text">
      <style:text-properties fo:language="ru" fo:country="RU" officeooo:rsid="0010cc54"/>
    </style:style>
    <style:style style:name="T23" style:family="text">
      <style:text-properties officeooo:rsid="000eb858"/>
    </style:style>
    <style:style style:name="T24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26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27" style:family="text">
      <style:text-properties fo:font-size="12pt" fo:language="ru" fo:country="RU" style:text-underline-style="none" fo:font-weight="normal" officeooo:rsid="00352792" style:font-size-asian="12pt" style:font-weight-asian="normal" style:font-size-complex="12pt" style:font-weight-complex="normal"/>
    </style:style>
    <style:style style:name="T28" style:family="text">
      <style:text-properties fo:font-size="12pt" fo:language="ru" fo:country="RU" style:font-size-asian="12pt" style:font-size-complex="12pt"/>
    </style:style>
    <style:style style:name="T29" style:family="text">
      <style:text-properties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0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1584d" style:font-size-asian="12pt" style:font-size-complex="12pt"/>
    </style:style>
    <style:style style:name="T33" style:family="text">
      <style:text-properties fo:font-weight="bold" officeooo:rsid="0022f897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use-window-font-color="true" loext:opacity="0%" fo:font-size="12pt" fo:language="ru" fo:country="RU" style:text-underline-style="none" fo:font-weight="normal" officeooo:rsid="0010cc54" style:font-size-asian="12pt" style:font-weight-asian="normal" style:font-size-complex="12pt" style:font-weight-complex="normal"/>
    </style:style>
    <style:style style:name="T36" style:family="text">
      <style:text-properties officeooo:rsid="0015f66a"/>
    </style:style>
    <style:style style:name="T37" style:family="text">
      <style:text-properties officeooo:rsid="0017477b"/>
    </style:style>
    <style:style style:name="T38" style:family="text">
      <style:text-properties officeooo:rsid="001f6dda"/>
    </style:style>
    <style:style style:name="T39" style:family="text">
      <style:text-properties officeooo:rsid="0022f897"/>
    </style:style>
    <style:style style:name="T40" style:family="text">
      <style:text-properties officeooo:rsid="0027598a"/>
    </style:style>
    <style:style style:name="T41" style:family="text">
      <style:text-properties officeooo:rsid="002df1b2"/>
    </style:style>
    <style:style style:name="T42" style:family="text">
      <style:text-properties officeooo:rsid="003298fc"/>
    </style:style>
    <style:style style:name="T43" style:family="text">
      <style:text-properties style:text-position="sub 58%" fo:language="en" fo:country="US" style:text-underline-style="none" fo:font-weight="normal" style:font-weight-asian="normal" style:font-weight-complex="normal"/>
    </style:style>
    <style:style style:name="T44" style:family="text">
      <style:text-properties style:text-position="0% 100%" fo:language="en" fo:country="US" style:text-underline-style="none" fo:font-weight="normal" style:font-weight-asian="normal" style:font-weight-complex="normal"/>
    </style:style>
    <style:style style:name="T45" style:family="text">
      <style:text-properties style:text-position="0% 100%" style:text-underline-style="none" fo:font-weight="normal" style:font-weight-asian="normal" style:font-weight-complex="normal"/>
    </style:style>
    <style:style style:name="T46" style:family="text">
      <style:text-properties style:text-position="0% 100%" style:text-underline-style="none" fo:font-weight="normal" officeooo:rsid="00357ac6" style:font-weight-asian="normal" style:font-weight-complex="normal"/>
    </style:style>
    <style:style style:name="T47" style:family="text">
      <style:text-properties style:text-position="0% 100%" fo:language="ru" fo:country="RU" style:text-underline-style="none" fo:font-weight="normal" officeooo:rsid="00357ac6" style:font-weight-asian="normal" style:font-weight-complex="normal"/>
    </style:style>
    <style:style style:name="T48" style:family="text">
      <style:text-properties officeooo:rsid="00357ac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18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/>
        </style:list-level-properties>
        <style:text-properties style:font-name="Open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23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117861952">
            <table:table-cell table:style-name="Таблица1.A1" office:value-type="string">
              <text:p text:style-name="P7">Наименование и место аварийной ситуации</text:p>
            </table:table-cell>
            <table:table-cell table:style-name="Таблица1.A1" office:value-type="string">
              <text:p text:style-name="P7">Опознавательные признаки аварии</text:p>
            </table:table-cell>
            <table:table-cell table:style-name="Таблица1.A1" office:value-type="string">
              <text:p text:style-name="P7">Способы и средства локализации и ликвидации аварии</text:p>
            </table:table-cell>
            <table:table-cell table:style-name="Таблица1.A1" office:value-type="string">
              <text:p text:style-name="P7">Исполнители и порядок их действий</text:p>
            </table:table-cell>
          </table:table-row>
        </table:table-header-rows>
        <table:table-row table:style-name="TableLine117864400">
          <table:table-cell table:style-name="Таблица1.A1" table:number-columns-spanned="4" office:value-type="string">
            <text:p text:style-name="P10"/>
            <text:p text:style-name="P12">Горючие газы (здание 324А): ацетилен, водород, бутан, аммиак.</text:p>
            <text:p text:style-name="P10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0">1. Нагрев баллона с <text:span text:style-name="T1">аммиаком</text:span></text:p>
          </table:table-cell>
          <table:table-cell table:style-name="Таблица1.A1" office:value-type="string">
            <text:p text:style-name="P8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9">- <text:span text:style-name="T7">средства связи и оповещения;</text:span></text:p>
            <text:p text:style-name="P9">- <text:span text:style-name="T7">использование средств индивидуальной защиты;</text:span></text:p>
            <text:p text:style-name="P9">- <text:span text:style-name="T7">силы и средства НАСО (при необходимости);</text:span></text:p>
            <text:p text:style-name="P9">- <text:span text:style-name="T7">предупредительные знаки;</text:span></text:p>
            <text:p text:style-name="P9">- <text:span text:style-name="T7">сирена ручная типа РС-100;</text:span></text:p>
            <text:p text:style-name="P9">- <text:span text:style-name="T7">погрузочно-разгрузочные работы производит только обученный и аттестованный персонал;</text:span></text:p>
            <text:p text:style-name="P9">- <text:span text:style-name="T7">бочки с водой для охлаждения баллонов (рядом с местом проведения погрузочно-разгрузочных работ);</text:span></text:p>
            <text:p text:style-name="P9">- <text:span text:style-name="T7">ранцевый опрыскиватель;</text:span></text:p>
            <text:p text:style-name="P9">- <text:span text:style-name="T7">вёдра.</text:span></text:p>
          </table:table-cell>
          <table:table-cell table:style-name="Таблица1.A1" office:value-type="string">
            <text:p text:style-name="P11">Транспортировщики, техник по хранению.</text:p>
            <text:p text:style-name="P13">Порядок действий:</text:p>
            <text:list xml:id="list151120591" text:style-name="L1">
              <text:list-item>
                <text:p text:style-name="P32">Использовать СИЗ.</text:p>
              </text:list-item>
              <text:list-item>
                <text:p text:style-name="P32">Немедленно удалить всех посторонних лиц с места аварийной ситуации.</text:p>
              </text:list-item>
              <text:list-item>
                <text:p text:style-name="P32">Подать звуковой сигнал тревоги с помощью ручной сирены.</text:p>
              </text:list-item>
              <text:list-item>
                <text:p text:style-name="P144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33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34">При выход<text:span text:style-name="T23">е</text:span> у ворот, ограждающих склад баллонов, выставить предупре<text:span text:style-name="T23">дительный</text:span> знак: <text:span text:style-name="T8">W03 </text:span><text:span text:style-name="T9">«</text:span><text:span text:style-name="T11">Опасно. </text:span><text:soft-page-break/><text:span text:style-name="T11">Ядовитые вещества</text:span><text:span text:style-name="T12">» </text:span><text:span text:style-name="T11">согласно ГОСТ 12.4.026-2015.</text:span></text:p>
              </text:list-item>
              <text:list-item>
                <text:p text:style-name="P35"><text:span text:style-name="T11">Соблюдать меры пожарной безопасности. Не курить! Устранить источники открытого огня. </text:span><text:span text:style-name="T13">Нагрев баллона может вызвать взрыв!</text:span></text:p>
              </text:list-item>
              <text:list-item>
                <text:p text:style-name="P46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14"/>
            <text:p text:style-name="P16">Руководитель группы отдела 071.</text:p>
            <text:p text:style-name="P18">Порядок действий:</text:p>
            <text:list xml:id="list1269133003" text:style-name="L2">
              <text:list-item>
                <text:p text:style-name="P105"><text:span text:style-name="T11">Прибыть</text:span> <text:span text:style-name="T11">на место аварийной ситуации. Оценить обстановку.</text:span></text:p>
              </text:list-item>
              <text:list-item>
                <text:p text:style-name="P47">Использовать СИЗ.</text:p>
              </text:list-item>
              <text:list-item>
                <text:p text:style-name="P47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105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11"><text:span text:style-name="T11">Руководить ликвидацией аварии до прибытия ответственного руководителя </text:span><text:soft-page-break/><text:span text:style-name="T11">работ.</text:span></text:p>
                <text:p text:style-name="P83">ОД ООРМ.</text:p>
                <text:p text:style-name="P94">Порядок действий:</text:p>
              </text:list-item>
            </text:list>
            <text:list xml:id="list707168949" text:style-name="L3">
              <text:list-item>
                <text:p text:style-name="P53">Оповестить аварийные службы и руководство комбината согласно списка.</text:p>
              </text:list-item>
            </text:list>
            <text:p text:style-name="P15"/>
            <text:p text:style-name="P17">Начальник отдела 071 (ответственный руководитель работ).</text:p>
            <text:p text:style-name="P19">Порядок действий:</text:p>
            <text:list xml:id="list1293781280" text:style-name="L4">
              <text:list-item>
                <text:p text:style-name="P54">Прибыть на место аварии, оценить обстановку.</text:p>
              </text:list-item>
              <text:list-item>
                <text:p text:style-name="P54">Использовать СИЗ.</text:p>
              </text:list-item>
              <text:list-item>
                <text:p text:style-name="P54">Принять на себя руководство ликвидацией аварии.</text:p>
              </text:list-item>
              <text:list-item>
                <text:p text:style-name="P65">Организовать и проконтролировать:</text:p>
              </text:list-item>
            </text:list>
            <text:list xml:id="list4045939616" text:style-name="List_20_1">
              <text:list-item>
                <text:list>
                  <text:list-item>
                    <text:p text:style-name="P66">оповещение ОД ООРМ;</text:p>
                  </text:list-item>
                  <text:list-item>
                    <text:p text:style-name="P66">оцепление опасной зоны;</text:p>
                  </text:list-item>
                  <text:list-item>
                    <text:p text:style-name="P66">оповещение близлежащих цехов;</text:p>
                  </text:list-item>
                  <text:list-item>
                    <text:p text:style-name="P67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50"><text:span text:style-name="T25">оказание первой помощи пострадавшим;</text:span></text:p>
              </text:list-item>
            </text:list>
            <text:list xml:id="list3081623945" text:style-name="Numbering_20_123">
              <text:list-item>
                <text:p text:style-name="P164"><text:span text:style-name="T25">П</text:span><text:span text:style-name="T24">ри необходимости вызвать ФПС, НАСО. Направить прибывшие ФПС, НАСО к месту аварии.</text:span></text:p>
              </text:list-item>
              <text:list-item>
                <text:p text:style-name="P164"><text:span text:style-name="T24">Продублировать вызов работников ЦМСЧ-91 ФМБА (при необходимости).</text:span></text:p>
              </text:list-item>
              <text:list-item>
                <text:p text:style-name="P164"><text:span text:style-name="T24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64"><text:span text:style-name="T24">Организовать проведение утилизации продуктов аварии и проведение </text:span><text:soft-page-break/><text:span text:style-name="T24">дегазационных мероприятий.</text:span></text:p>
              </text:list-item>
            </text:list>
            <text:p text:style-name="P171"><text:span text:style-name="T28">НАСО (при необходимости).</text:span></text:p>
            <text:p text:style-name="P179"><text:span text:style-name="T28">Порядок действий:</text:span></text:p>
            <text:list xml:id="list876243788" text:style-name="L6">
              <text:list-item>
                <text:p text:style-name="P190"><text:span text:style-name="T28">Прибыть на место аварии и развернуться.</text:span></text:p>
              </text:list-item>
              <text:list-item>
                <text:p text:style-name="P190"><text:span text:style-name="T2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90"><text:span text:style-name="T28">Принимать участие в ликвидации аварии в установленном порядке.</text:span></text:p>
              </text:list-item>
            </text:list>
            <text:p text:style-name="P189"><text:span text:style-name="T28"/></text:p>
            <text:p text:style-name="P172"><text:span text:style-name="T28">Работники ФГУЗ ЦМСЧ-91 ФМБА России (при необходимости).</text:span></text:p>
            <text:p text:style-name="P180"><text:span text:style-name="T28">Порядок действий:</text:span></text:p>
            <text:list xml:id="list2347945294" text:style-name="L7">
              <text:list-item>
                <text:p text:style-name="P191"><text:span text:style-name="T28">Прибыть на место аварии.</text:span></text:p>
              </text:list-item>
              <text:list-item>
                <text:p text:style-name="P191"><text:span text:style-name="T28">Оказать первую помощь пострадавшим.</text:span></text:p>
              </text:list-item>
              <text:list-item>
                <text:p text:style-name="P201"><text:span text:style-name="T28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216">
          <table:table-cell table:style-name="Таблица1.A1" office:value-type="string">
            <text:p text:style-name="P112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113">- появление резкого запаха;</text:p>
            <text:p text:style-name="P113">- шум (свист), создаваемый истекающим из баллона газом.</text:p>
          </table:table-cell>
          <table:table-cell table:style-name="Таблица1.A1" office:value-type="string">
            <text:p text:style-name="P117">- прекращение работы;</text:p>
            <text:p text:style-name="P117">- средства связи и оповещения;</text:p>
            <text:p text:style-name="P117">- сирена ручная типа РС-100;</text:p>
            <text:p text:style-name="P117">- обеспечение требований пожарной безопасности;</text:p>
            <text:p text:style-name="P117">- использование средств индивидуальной защиты;</text:p>
            <text:p text:style-name="P117">- предупредительные знаки;</text:p>
            <text:p text:style-name="P117">- погрузочно-разгрузочные работы производит только обученный и аттестованный персонал;</text:p>
            <text:p text:style-name="P117">- силы и средства НАСО (при необходимости).</text:p>
          </table:table-cell>
          <table:table-cell table:style-name="Таблица1.A1" office:value-type="string">
            <text:p text:style-name="P129">Транспортировщики, техник по хранению.</text:p>
            <text:p text:style-name="P137">Порядок действий:</text:p>
            <text:list xml:id="list2163326170" text:style-name="L8">
              <text:list-item>
                <text:p text:style-name="P36">Использовать СИЗ.</text:p>
              </text:list-item>
              <text:list-item>
                <text:p text:style-name="P36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36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36">Подать звуковой сигнал тревоги с помощью ручной сирены.</text:p>
              </text:list-item>
              <text:list-item>
                <text:p text:style-name="P145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2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2">При выходе у ворот, ограждающих склад баллонов, выставить предупредительный знак: <text:span text:style-name="T8">W</text:span><text:span text:style-name="T11">03 «Опасно. Ядовитые вещества» согласно ГОСТ 12.4.026-2015.</text:span></text:p>
              </text:list-item>
              <text:list-item>
                <text:p text:style-name="P202"><text:span text:style-name="T11">Соблюдать меры пожарной безопасности. Устранить источники открытого огня. Не курить! </text:span><text:span text:style-name="T13">Аммиак с воздухом взрывоопасен. Горит с образованием токсичных газов (цианы, оксид азота).</text:span><text:span text:style-name="T11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202"><text:span text:style-name="T11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222"><text:soft-page-break/><text:span text:style-name="T11">Руководитель группы отдела 071.</text:span></text:p>
            <text:p text:style-name="P227"><text:span text:style-name="T11">Порядок действий:</text:span></text:p>
            <text:list xml:id="list114950721328850" text:continue-list="list1269133003" text:style-name="L2">
              <text:list-item text:start-value="1">
                <text:p text:style-name="P158"><text:span text:style-name="T26">Прибыть</text:span><text:span text:style-name="T30"> </text:span><text:span text:style-name="T26">на место аварийной ситуации. Оценить обстановку.</text:span></text:p>
              </text:list-item>
              <text:list-item>
                <text:p text:style-name="P48">Использовать СИЗ.</text:p>
              </text:list-item>
              <text:list-item>
                <text:p text:style-name="P48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106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32"><text:span text:style-name="T11">Руководить ликвидацией аварии до прибытия ответственного руководителя работ.</text:span></text:p>
                <text:p text:style-name="P84">ОД ООРМ.</text:p>
                <text:p text:style-name="P95">Порядок действий:</text:p>
              </text:list-item>
              <text:list-item text:start-value="1">
                <text:p text:style-name="P55">Оповестить аварийные службы и руководство комбината согласно списка.</text:p>
              </text:list-item>
            </text:list>
            <text:p text:style-name="P59"/>
            <text:p text:style-name="P88">Начальник отдела 071 (ответственный руководитель работ).</text:p>
            <text:p text:style-name="P99">Порядок действий:</text:p>
            <text:list xml:id="list114950198360996" text:continue-list="list114950721328850" text:style-name="L2">
              <text:list-item text:start-value="1">
                <text:p text:style-name="P55">Прибыть на место аварии, оценить обстановку.</text:p>
              </text:list-item>
              <text:list-item>
                <text:p text:style-name="P55">Использовать СИЗ.</text:p>
              </text:list-item>
              <text:list-item>
                <text:p text:style-name="P55">Принять на себя руководство ликвидацией аварии.</text:p>
              </text:list-item>
              <text:list-item>
                <text:p text:style-name="P77"><text:soft-page-break/>Организовать и проконтролировать:</text:p>
              </text:list-item>
            </text:list>
            <text:list xml:id="list114950071592267" text:continue-list="list4045939616" text:style-name="List_20_1">
              <text:list-item>
                <text:list>
                  <text:list-item>
                    <text:p text:style-name="P151"><text:span text:style-name="T25">оповещение ОД ООРМ;</text:span></text:p>
                  </text:list-item>
                  <text:list-item>
                    <text:p text:style-name="P68">оцепление опасной зоны;</text:p>
                  </text:list-item>
                  <text:list-item>
                    <text:p text:style-name="P69">оповещение близлежащих цехов;</text:p>
                  </text:list-item>
                  <text:list-item>
                    <text:p text:style-name="P69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51"><text:span text:style-name="T25">оказание первой помощи пострадавшим;</text:span></text:p>
              </text:list-item>
            </text:list>
            <text:list xml:id="list114950214621380" text:continue-list="list114950198360996" text:style-name="L2">
              <text:list-item>
                <text:p text:style-name="P165"><text:span text:style-name="T25">П</text:span><text:span text:style-name="T24">ри необходимости вызвать ФПС, НАСО. Направить прибывшие ФПС, НАСО к месту аварии.</text:span></text:p>
              </text:list-item>
              <text:list-item>
                <text:p text:style-name="P165"><text:span text:style-name="T24">Продублировать вызов работников ЦМСЧ-91 ФМБА (при необходимости).</text:span></text:p>
              </text:list-item>
              <text:list-item>
                <text:p text:style-name="P165"><text:span text:style-name="T24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65"><text:span text:style-name="T24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67"><text:span text:style-name="T24"/></text:p>
            <text:p text:style-name="P174"><text:span text:style-name="T28">НАСО (при необходимости).</text:span></text:p>
            <text:p text:style-name="P182"><text:span text:style-name="T28">Порядок действий:</text:span></text:p>
            <text:list xml:id="list114951083639554" text:continue-list="list114950214621380" text:style-name="L2">
              <text:list-item text:start-value="1">
                <text:p text:style-name="P193"><text:span text:style-name="T28">Прибыть на место аварии и развернуться.</text:span></text:p>
              </text:list-item>
              <text:list-item>
                <text:p text:style-name="P193"><text:span text:style-name="T2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93"><text:span text:style-name="T28">Принимать участие в ликвидации аварии в установленном порядке.</text:span></text:p>
              </text:list-item>
            </text:list>
            <text:p text:style-name="P198"><text:span text:style-name="T28"/></text:p>
            <text:p text:style-name="P198"><text:span text:style-name="T28"/></text:p>
            <text:p text:style-name="P198"><text:span text:style-name="T28"/></text:p>
            <text:p text:style-name="P173"><text:soft-page-break/><text:span text:style-name="T28">Работники ФГУЗ ЦМСЧ-91 ФМБА России (при необходимости).</text:span></text:p>
            <text:p text:style-name="P181"><text:span text:style-name="T28">Порядок действий:</text:span></text:p>
            <text:list xml:id="list114950413567728" text:continue-list="list114951083639554" text:style-name="L2">
              <text:list-item text:start-value="1">
                <text:p text:style-name="P193"><text:span text:style-name="T28">Прибыть на место аварии.</text:span></text:p>
              </text:list-item>
              <text:list-item>
                <text:p text:style-name="P193"><text:span text:style-name="T28">Оказать первую помощь пострадавшим.</text:span></text:p>
              </text:list-item>
              <text:list-item>
                <text:p text:style-name="P163"><text:span text:style-name="T35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488">
          <table:table-cell table:style-name="Таблица1.A1" table:number-columns-spanned="4" office:value-type="string">
            <text:p text:style-name="P134"/>
            <text:p text:style-name="P134">Инертные газы (здание 324): углекислота (углерода диоксид), аргон, гелий, гелий (смесь), хладон (фреон). Кислород (окислитель).</text:p>
            <text:p text:style-name="P134"/>
            <text:p text:style-name="P45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45"/>
          </table:table-cell>
          <table:covered-table-cell/>
          <table:covered-table-cell/>
          <table:covered-table-cell/>
        </table:table-row>
        <table:table-row table:style-name="TableLine117865760">
          <table:table-cell table:style-name="Таблица1.A1" office:value-type="string">
            <text:p text:style-name="P118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115">- <text:span text:style-name="T36">факельное горение газа;</text:span></text:p>
            <text:p text:style-name="P115">- <text:span text:style-name="T36">тепловой поток.</text:span></text:p>
          </table:table-cell>
          <table:table-cell table:style-name="Таблица1.A1" office:value-type="string">
            <text:list xml:id="list1476930846" text:style-name="L9">
              <text:list-item>
                <text:p text:style-name="P120">прекращение работы;</text:p>
              </text:list-item>
              <text:list-item>
                <text:p text:style-name="P120">средства связи и оповещения;</text:p>
              </text:list-item>
              <text:list-item>
                <text:p text:style-name="P120">использование средств индивидуальной защиты;</text:p>
              </text:list-item>
              <text:list-item>
                <text:p text:style-name="P120">силы и средства НАСО (при необходимости);</text:p>
              </text:list-item>
              <text:list-item>
                <text:p text:style-name="P120">силы и средства ФГКУ СУ ФПС №6 МЧС России;</text:p>
              </text:list-item>
              <text:list-item>
                <text:p text:style-name="P120">предупредительные знаки;</text:p>
              </text:list-item>
              <text:list-item>
                <text:p text:style-name="P120">сирена ручная типа РС-100;</text:p>
              </text:list-item>
              <text:list-item>
                <text:p text:style-name="P120">погрузочно-разгрузочные работы производит только обученный и аттестованный персонал;</text:p>
              </text:list-item>
              <text:list-item>
                <text:p text:style-name="P120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120">ранцевый опрыскиватель;</text:p>
              </text:list-item>
              <text:list-item>
                <text:p text:style-name="P120"><text:soft-page-break/>ведра.</text:p>
              </text:list-item>
            </text:list>
            <text:p text:style-name="P119"/>
            <text:p text:style-name="P142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130">Транспортировщики, техник по хранению.</text:p>
            <text:p text:style-name="P138">Порядок действий:</text:p>
            <text:list xml:id="list114949800749348" text:continue-list="list2163326170" text:style-name="L8">
              <text:list-item text:start-value="1">
                <text:p text:style-name="P37">Использовать СИЗ.</text:p>
              </text:list-item>
              <text:list-item>
                <text:p text:style-name="P37">Немедленно удалить всех посторонних лиц с места аварии.</text:p>
              </text:list-item>
              <text:list-item>
                <text:p text:style-name="P42">Подать звуковой сигнал тревоги с помощью ручной сирены.</text:p>
              </text:list-item>
              <text:list-item>
                <text:p text:style-name="P42">Немедленно сообщить в пожарную часть по тел. 01 об аварии.</text:p>
              </text:list-item>
              <text:list-item>
                <text:p text:style-name="P146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9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10"><text:soft-page-break/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210">К горящему баллону подходить нельзя.</text:p>
              </text:list-item>
              <text:list-item>
                <text:p text:style-name="P210">Охлаждать горящий баллон и соседние баллоны до полного остывания, поливая их с максимального расстояния с помощью ранцевого опрыскивателя, или поливая из бочки водой <text:span text:style-name="T37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214">В случае воспламенения одежды, пропитанной кислородом, следует немедленно окунуться в воду или облить пострадавшего водой. Если вода отсутствует, нужно сбросить или сорвать одежду.</text:p>
              </text:list-item>
            </text:list>
            <text:p text:style-name="P221">Не допускается сбивать пламя или закутывать пострадавшего, т. к. одежда, пропитанная кислородом, может гореть без доступа воздуха!</text:p>
            <text:p text:style-name="P221"/>
            <text:p text:style-name="P223"><text:span text:style-name="T11">Руководитель группы отдела 071.</text:span></text:p>
            <text:p text:style-name="P228"><text:span text:style-name="T11">Порядок действий:</text:span></text:p>
            <text:list xml:id="list114949542477523" text:continue-list="list114950413567728" text:style-name="L2">
              <text:list-item text:start-value="1">
                <text:p text:style-name="P159"><text:span text:style-name="T26">Прибыть</text:span><text:span text:style-name="T30"> </text:span><text:span text:style-name="T26">на место аварийной ситуации. Оценить обстановку.</text:span></text:p>
              </text:list-item>
              <text:list-item>
                <text:p text:style-name="P49">Использовать СИЗ.</text:p>
              </text:list-item>
              <text:list-item>
                <text:p text:style-name="P82">Продублировать сообщение об аварии в пожарную охрану по тел. 01.</text:p>
              </text:list-item>
              <text:list-item>
                <text:p text:style-name="P49"><text:soft-page-break/>Сообщить об авари<text:span text:style-name="T37">и</text:span> начальнику отдела 071 по тел. 9-52-17, ОД ООРМ по тел. 9-19-53, 9-52-60, 9-52-47.</text:p>
              </text:list-item>
              <text:list-item>
                <text:p text:style-name="P107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33"><text:span text:style-name="T11">Руководить ликвидацией аварии до прибытия ответственного руководителя работ.</text:span></text:p>
              </text:list-item>
            </text:list>
            <text:p text:style-name="P236"><text:span text:style-name="T11"/></text:p>
            <text:list xml:id="list114949614012942" text:continue-numbering="true" text:style-name="L2">
              <text:list-header>
                <text:p text:style-name="P85">ОД ООРМ.</text:p>
                <text:p text:style-name="P96">Порядок действий:</text:p>
              </text:list-header>
              <text:list-item text:start-value="1">
                <text:p text:style-name="P56">Оповестить аварийные службы и руководство комбината согласно списка.</text:p>
              </text:list-item>
            </text:list>
            <text:p text:style-name="P60"/>
            <text:p text:style-name="P89">Начальник отдела 071 (ответственный руководитель работ).</text:p>
            <text:p text:style-name="P100">Порядок действий:</text:p>
            <text:list xml:id="list114951397387092" text:continue-list="list114949614012942" text:style-name="L2">
              <text:list-item text:start-value="1">
                <text:p text:style-name="P56">Прибыть на место аварии, оценить обстановку.</text:p>
              </text:list-item>
              <text:list-item>
                <text:p text:style-name="P56">Использовать СИЗ.</text:p>
              </text:list-item>
              <text:list-item>
                <text:p text:style-name="P56">Принять на себя руководство ликвидацией аварии.</text:p>
              </text:list-item>
              <text:list-item>
                <text:p text:style-name="P78">Организовать и проконтролировать:</text:p>
              </text:list-item>
            </text:list>
            <text:list xml:id="list114950406575742" text:continue-list="list114950071592267" text:style-name="List_20_1">
              <text:list-item>
                <text:list>
                  <text:list-item>
                    <text:p text:style-name="P153"><text:span text:style-name="T25">оповещение ОД ООРМ;</text:span></text:p>
                  </text:list-item>
                  <text:list-item>
                    <text:p text:style-name="P70">оцепление опасной зоны;</text:p>
                  </text:list-item>
                  <text:list-item>
                    <text:p text:style-name="P71">оповещение близлежащих цехов;</text:p>
                  </text:list-item>
                  <text:list-item>
                    <text:p text:style-name="P71">эвакуацию производственного <text:soft-page-break/>персонала из опасной зоны;</text:p>
                  </text:list-item>
                </text:list>
              </text:list-item>
              <text:list-item>
                <text:p text:style-name="P237"><text:span text:style-name="T16">оказание первой помощи пострадавшим;</text:span></text:p>
              </text:list-item>
            </text:list>
            <text:list xml:id="list3291298115" text:style-name="L10">
              <text:list-item>
                <text:p text:style-name="P241"><text:span text:style-name="T16">П</text:span><text:span text:style-name="T11">родублировать вызов ФПС, при необходимости вызвать НАСО. Направить прибывшие ФПС, НАСО к месту аварии.</text:span></text:p>
              </text:list-item>
              <text:list-item>
                <text:p text:style-name="P241"><text:span text:style-name="T11">Продублировать вызов работников ЦМСЧ-91 ФМБА (при необходимости).</text:span></text:p>
              </text:list-item>
              <text:list-item>
                <text:p text:style-name="P241"><text:span text:style-name="T11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241"><text:span text:style-name="T11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242"><text:span text:style-name="T11"/></text:p>
            <text:p text:style-name="P259"><text:span text:style-name="T11">ФГКУ СУ ФПС №6 МЧС России.</text:span></text:p>
            <text:p text:style-name="P262"><text:span text:style-name="T11">Порядок действий:</text:span></text:p>
            <text:list xml:id="list2161652306" text:style-name="L11">
              <text:list-item>
                <text:p text:style-name="P245"><text:span text:style-name="T11">Прибыть на место аварии.</text:span></text:p>
              </text:list-item>
              <text:list-item>
                <text:p text:style-name="P245"><text:span text:style-name="T11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span></text:p>
              </text:list-item>
              <text:list-item>
                <text:p text:style-name="P245"><text:span text:style-name="T11">Держать постоянную связь с ответственным руководите</text:span><text:span text:style-name="T17">л</text:span><text:span text:style-name="T11">ем.</text:span></text:p>
              </text:list-item>
              <text:list-item>
                <text:p text:style-name="P247"><text:span text:style-name="T11">Обеспечивать взаимодействие координацию действий с аварийно-спасательными формированиями.</text:span></text:p>
              </text:list-item>
            </text:list>
            <text:p text:style-name="P248"><text:span text:style-name="T11"/></text:p>
            <text:p text:style-name="P248"><text:span text:style-name="T11"/></text:p>
            <text:p text:style-name="P175"><text:soft-page-break/><text:span text:style-name="T28">НАСО (при необходимости).</text:span></text:p>
            <text:p text:style-name="P183"><text:span text:style-name="T28">Порядок действий:</text:span></text:p>
            <text:list xml:id="list114951458764215" text:continue-list="list114951397387092" text:style-name="L2">
              <text:list-item text:start-value="1">
                <text:p text:style-name="P194"><text:span text:style-name="T28">Прибыть на место аварии и развернуться.</text:span></text:p>
              </text:list-item>
              <text:list-item>
                <text:p text:style-name="P194"><text:span text:style-name="T2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251"><text:span text:style-name="T11">Принимать участие в ликвидации аварии в установленном порядке.</text:span></text:p>
              </text:list-item>
            </text:list>
            <text:p text:style-name="P253"><text:span text:style-name="T11"/></text:p>
            <text:p text:style-name="P260"><text:span text:style-name="T11">Работники ФГУЗ ЦМСЧ-91 ФМБА осси (при необходимости).</text:span></text:p>
            <text:p text:style-name="P263"><text:span text:style-name="T11">Порядок действий:</text:span></text:p>
            <text:list xml:id="list2592792746" text:style-name="L12">
              <text:list-item>
                <text:p text:style-name="P255"><text:span text:style-name="T11">Прибыть на место аварии.</text:span></text:p>
              </text:list-item>
              <text:list-item>
                <text:p text:style-name="P255"><text:span text:style-name="T11">Оказать первую помощь пострадавшим.</text:span></text:p>
              </text:list-item>
              <text:list-item>
                <text:p text:style-name="P255"><text:span text:style-name="T11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032">
          <table:table-cell table:style-name="Таблица1.A1" table:number-columns-spanned="4" office:value-type="string">
            <text:p text:style-name="P114"/>
            <text:p text:style-name="P135">Горючие газы (здание 324А): ацетилен, водород, бутан. Кислород (окислитель) — здание 324.</text:p>
            <text:p text:style-name="P135"/>
            <text:p text:style-name="P136">Бесцветные газы, легко воспламеняются, взрывоопасны, боятся нагрева. Водород взрывоопасен с воздухом, кислородом, хлором на свету. Бутан воспламеняется от искр пламени.</text:p>
            <text:p text:style-name="P136"/>
          </table:table-cell>
          <table:covered-table-cell/>
          <table:covered-table-cell/>
          <table:covered-table-cell/>
        </table:table-row>
        <table:table-row table:style-name="TableLine117866304">
          <table:table-cell table:style-name="Таблица1.A1" office:value-type="string">
            <text:p text:style-name="P121">4. Нагрев баллона с <text:span text:style-name="T2">ацетиленом (водородом, бутаном).</text:span></text:p>
          </table:table-cell>
          <table:table-cell table:style-name="Таблица1.A1" office:value-type="string">
            <text:list xml:id="list2193832690" text:style-name="L13">
              <text:list-header>
                <text:p text:style-name="P116">- <text:span text:style-name="T38">температура нагрева поверхноти баллона чувствуется касанием влажной руки, жжение через 2-3 сек.</text:span></text:p>
              </text:list-header>
            </text:list>
          </table:table-cell>
          <table:table-cell table:style-name="Таблица1.A1" office:value-type="string">
            <text:list xml:id="list114951019605459" text:continue-numbering="true" text:style-name="L13">
              <text:list-item>
                <text:p text:style-name="P275"><text:span text:style-name="T32">средства связи и оповещения;</text:span></text:p>
              </text:list-item>
              <text:list-item>
                <text:p text:style-name="P122">использование средств индивидуальной защиты;</text:p>
              </text:list-item>
              <text:list-item>
                <text:p text:style-name="P273"><text:span text:style-name="T31">силы и средства НАСО (при необходимости);</text:span></text:p>
              </text:list-item>
              <text:list-item>
                <text:p text:style-name="P273"><text:span text:style-name="T31">предупредительные знаки;</text:span></text:p>
              </text:list-item>
              <text:list-item>
                <text:p text:style-name="P273"><text:span text:style-name="T31">сирена ручная типа РС-100;</text:span></text:p>
              </text:list-item>
            </text:list>
            <text:p text:style-name="P274"><text:span text:style-name="T31"/></text:p>
            <text:list xml:id="list114950494736349" text:continue-numbering="true" text:style-name="L13">
              <text:list-item>
                <text:p text:style-name="P273"><text:soft-page-break/><text:span text:style-name="T31">погрузочно-разгрузочные работы производит только обученный и аттестованный персонал;</text:span></text:p>
              </text:list-item>
              <text:list-item>
                <text:p text:style-name="P273"><text:span text:style-name="T31">бочки с водой для охлаждения баллонов (рядом с местом проведения погрузочно-разгрузочных работ);</text:span></text:p>
              </text:list-item>
              <text:list-item>
                <text:p text:style-name="P273"><text:span text:style-name="T31">ранцевый опрыскиватель;</text:span></text:p>
              </text:list-item>
              <text:list-item>
                <text:p text:style-name="P273"><text:span text:style-name="T31">ведра.</text:span></text:p>
              </text:list-item>
            </text:list>
            <text:p text:style-name="P274"><text:span text:style-name="T31"/></text:p>
            <text:p text:style-name="P277"><text:span text:style-name="T31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span></text:p>
          </table:table-cell>
          <table:table-cell table:style-name="Таблица1.A1" office:value-type="string">
            <text:p text:style-name="P131">Транспортировщики, техник по хранению.</text:p>
            <text:p text:style-name="P139">Порядок действий:</text:p>
            <text:list xml:id="list114951024113980" text:continue-list="list114949800749348" text:style-name="L8">
              <text:list-item text:start-value="1">
                <text:p text:style-name="P38">Использовать СИЗ.</text:p>
              </text:list-item>
              <text:list-item>
                <text:p text:style-name="P38">Немедленно удалить всех посторонних лиц с места аварии <text:span text:style-name="T39">и не допускать доступа посторонних лиц</text:span>.</text:p>
              </text:list-item>
            </text:list>
            <text:p text:style-name="P41"/>
            <text:list xml:id="list114950570606099" text:continue-numbering="true" text:style-name="L8">
              <text:list-item>
                <text:p text:style-name="P43"><text:soft-page-break/>Подать звуковой сигнал тревоги с помощью ручной сирены.</text:p>
              </text:list-item>
              <text:list-item>
                <text:p text:style-name="P147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12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12"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211"><text:span text:style-name="T39">Соблюдать меры пожарной безопасности</text:span>. <text:span text:style-name="T33">Открытое пламя и курение — категорически запрещены! Ацетилен взрывоопасен!</text:span></text:p>
              </text:list-item>
              <text:list-item>
                <text:p text:style-name="P216"><text:span text:style-name="T39">П</text:span>ри обнаружении горячего баллона, проверить закрыт ли вентиль. Горячий баллон перемещать нельзя.</text:p>
              </text:list-item>
              <text:list-item>
                <text:p text:style-name="P213">Охлаждать баллон с <text:span text:style-name="T39">безопасного</text:span> расстояния с помощью ранцевого опрыскивателя, или поливая из бочки водой <text:span text:style-name="T37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</text:list>
            <text:p text:style-name="P215"/>
            <text:p text:style-name="P224"><text:span text:style-name="T11">Руководитель группы отдела 071.</text:span></text:p>
            <text:p text:style-name="P229"><text:span text:style-name="T11">Порядок действий:</text:span></text:p>
            <text:list xml:id="list114950020349188" text:continue-list="list114951458764215" text:style-name="L2">
              <text:list-item text:start-value="1">
                <text:p text:style-name="P160"><text:span text:style-name="T26">Прибыть</text:span><text:span text:style-name="T30"> </text:span><text:span text:style-name="T26">на место аварийной ситуации. </text:span><text:soft-page-break/><text:span text:style-name="T26">Оценить обстановку.</text:span></text:p>
              </text:list-item>
              <text:list-item>
                <text:p text:style-name="P217"><text:span text:style-name="T11">Использовать СИЗ.</text:span></text:p>
              </text:list-item>
              <text:list-item>
                <text:p text:style-name="P50">Сообщить об авари<text:span text:style-name="T37">и</text:span> начальнику отдела 071 по тел. 9-52-17, ОД ООРМ по тел. 9-19-53, 9-52-60, 9-52-47.</text:p>
              </text:list-item>
              <text:list-item>
                <text:p text:style-name="P108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34"><text:span text:style-name="T11">Руководить ликвидацией аварии до прибытия ответственного руководителя работ.</text:span></text:p>
              </text:list-item>
            </text:list>
            <text:p text:style-name="P239"><text:span text:style-name="T11"/></text:p>
            <text:list xml:id="list114951123482391" text:continue-numbering="true" text:style-name="L2">
              <text:list-header>
                <text:p text:style-name="P86">ОД ООРМ.</text:p>
                <text:p text:style-name="P97">Порядок действий:</text:p>
              </text:list-header>
              <text:list-item text:start-value="1">
                <text:p text:style-name="P57">Оповестить аварийные службы и руководство комбината согласно списка.</text:p>
              </text:list-item>
            </text:list>
            <text:p text:style-name="P61"/>
            <text:p text:style-name="P90">Начальник отдела 071 (ответственный руководитель работ).</text:p>
            <text:p text:style-name="P101">Порядок действий:</text:p>
            <text:list xml:id="list114950062246764" text:continue-list="list114951123482391" text:style-name="L2">
              <text:list-item text:start-value="1">
                <text:p text:style-name="P57">Прибыть на место аварии, оценить обстановку.</text:p>
              </text:list-item>
              <text:list-item>
                <text:p text:style-name="P57">Использовать СИЗ.</text:p>
              </text:list-item>
              <text:list-item>
                <text:p text:style-name="P57">Принять на себя руководство ликвидацией аварии.</text:p>
              </text:list-item>
              <text:list-item>
                <text:p text:style-name="P79">Организовать и проконтролировать:</text:p>
              </text:list-item>
            </text:list>
            <text:list xml:id="list114950642372878" text:continue-list="list114950406575742" text:style-name="List_20_1">
              <text:list-item>
                <text:list>
                  <text:list-item>
                    <text:p text:style-name="P154"><text:span text:style-name="T25">оповещение ОД ООРМ;</text:span></text:p>
                  </text:list-item>
                  <text:list-item>
                    <text:p text:style-name="P72">оцепление опасной зоны;</text:p>
                  </text:list-item>
                  <text:list-item>
                    <text:p text:style-name="P73"><text:soft-page-break/>оповещение близлежащих цехов;</text:p>
                  </text:list-item>
                  <text:list-item>
                    <text:p text:style-name="P73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238"><text:span text:style-name="T16">оказание первой помощи пострадавшим;</text:span></text:p>
              </text:list-item>
            </text:list>
            <text:list xml:id="list3207605842" text:style-name="L14">
              <text:list-item>
                <text:p text:style-name="P257"><text:span text:style-name="T11">При необходимости вызвать ФПС, НАСО. Направить прибывшие ФПС, НАСО к месту аварии.</text:span></text:p>
              </text:list-item>
              <text:list-item>
                <text:p text:style-name="P244"><text:span text:style-name="T11">Продублировать вызов работников ЦМСЧ-91 ФМБА (при необходимости).</text:span></text:p>
              </text:list-item>
              <text:list-item>
                <text:p text:style-name="P244"><text:span text:style-name="T11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244"><text:span text:style-name="T11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243"/>
            <text:p text:style-name="P176"><text:span text:style-name="T28">НАСО (при необходимости).</text:span></text:p>
            <text:p text:style-name="P184"><text:span text:style-name="T28">Порядок действий:</text:span></text:p>
            <text:list xml:id="list114949540478704" text:continue-list="list114950062246764" text:style-name="L2">
              <text:list-item text:start-value="1">
                <text:p text:style-name="P195"><text:span text:style-name="T28">Прибыть на место аварии и развернуться.</text:span></text:p>
              </text:list-item>
              <text:list-item>
                <text:p text:style-name="P195"><text:span text:style-name="T2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252"><text:span text:style-name="T11">Принимать участие в ликвидации аварии в установленном порядке.</text:span></text:p>
              </text:list-item>
            </text:list>
            <text:p text:style-name="P254"><text:span text:style-name="T11"/></text:p>
            <text:p text:style-name="P261"><text:span text:style-name="T11">Работники ФГУЗ ЦМСЧ-91 ФМБА осси (при необходимости).</text:span></text:p>
            <text:p text:style-name="P264"><text:span text:style-name="T11">Порядок действий:</text:span></text:p>
            <text:list xml:id="list3099906837" text:style-name="L15">
              <text:list-item>
                <text:p text:style-name="P256"><text:span text:style-name="T11">Прибыть на место аварии.</text:span></text:p>
              </text:list-item>
              <text:list-item>
                <text:p text:style-name="P256"><text:span text:style-name="T11">Оказать первую помощь </text:span><text:soft-page-break/><text:span text:style-name="T11">пострадавшим.</text:span></text:p>
              </text:list-item>
              <text:list-item>
                <text:p text:style-name="P256"><text:span text:style-name="T11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576">
          <table:table-cell table:style-name="Таблица1.A1" office:value-type="string">
            <text:p text:style-name="P123"><text:span text:style-name="T40">5. </text:span>Утечка <text:span text:style-name="T2">ацетилена (водорода, бутана, кислорода)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list xml:id="list2004535409" text:style-name="L16">
              <text:list-item>
                <text:p text:style-name="P276"><text:span text:style-name="T40">резкий запах (кислород без запаха);</text:span></text:p>
              </text:list-item>
            </text:list>
            <text:list xml:id="list114949782491809" text:continue-list="list114950494736349" text:style-name="L13">
              <text:list-item>
                <text:p text:style-name="P271">шум (свист), создаваемый истекающим из баллона газом.</text:p>
              </text:list-item>
            </text:list>
          </table:table-cell>
          <table:table-cell table:style-name="Таблица1.A1" office:value-type="string">
            <text:list xml:id="list114951321229445" text:continue-list="list2004535409" text:style-name="L16">
              <text:list-item>
                <text:p text:style-name="P272">прекращение работы;</text:p>
              </text:list-item>
              <text:list-item>
                <text:p text:style-name="P272">средства связи и оповещения;</text:p>
              </text:list-item>
              <text:list-item>
                <text:p text:style-name="P272">сирена ручная типа РС-100;</text:p>
              </text:list-item>
              <text:list-item>
                <text:p text:style-name="P272">обеспечение требований пожарной безопасности;</text:p>
              </text:list-item>
              <text:list-item>
                <text:p text:style-name="P272">использование средств индивидуальной защиты;</text:p>
              </text:list-item>
              <text:list-item>
                <text:p text:style-name="P272">предупредительные знаки;</text:p>
              </text:list-item>
              <text:list-item>
                <text:p text:style-name="P272">погрузочно-разгрузочные работы производит только обученный и аттестованный персонал;</text:p>
              </text:list-item>
              <text:list-item>
                <text:p text:style-name="P272">силы и средства НАСО (при необходимости).</text:p>
              </text:list-item>
            </text:list>
          </table:table-cell>
          <table:table-cell table:style-name="Таблица1.A1" office:value-type="string">
            <text:p text:style-name="P132">Транспортировщики, техник по хранению.</text:p>
            <text:p text:style-name="P140">Порядок действий:</text:p>
            <text:list xml:id="list114950425807805" text:continue-list="list114950570606099" text:style-name="L8">
              <text:list-item text:start-value="1">
                <text:p text:style-name="P39">Использовать СИЗ.</text:p>
              </text:list-item>
              <text:list-item>
                <text:p text:style-name="P39">Немедленно удалить всех посторонних лиц с места аварии, держаться с наветренной стороны.</text:p>
              </text:list-item>
              <text:list-item>
                <text:p text:style-name="P39">Подать звуковой сигнал тревоги с помощью ручной сирены.</text:p>
              </text:list-item>
              <text:list-item>
                <text:p text:style-name="P148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03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3">При выходе у ворот, ограждающих склад баллонов, выставить предупредительный знак: <text:span text:style-name="T19">Р</text:span><text:span text:style-name="T11">03 «</text:span><text:span text:style-name="T19">Проход запрещен</text:span><text:span text:style-name="T11">» согласно ГОСТ 12.4.026-2015.</text:span></text:p>
              </text:list-item>
              <text:list-item>
                <text:p text:style-name="P203"><text:span text:style-name="T11">Соблюдать меры пожарной безопасности. </text:span><text:span text:style-name="T14">Избегать контакта с вытекающим газом! Открытое пламя и курение — категорически запрещены!</text:span></text:p>
              </text:list-item>
              <text:list-item>
                <text:p text:style-name="P218"><text:span text:style-name="T11">Вентиль баллона, по возможности, быстро ЗАКРЫТЬ специальным ключом в безыскровом исполнении. </text:span><text:span text:style-name="T13">Ацетилен взрывоопасен!</text:span></text:p>
              </text:list-item>
              <text:list-item>
                <text:p text:style-name="P218"><text:soft-page-break/><text:span text:style-name="T11">Если вентиль перекрыть невозможно, переместить баллон подальше от </text:span><text:span text:style-name="T20">источников воспламенения и дать газу вытечь из баллона.</text:span></text:p>
              </text:list-item>
              <text:list-item>
                <text:p text:style-name="P219"><text:span text:style-name="T11">Изолировать район пока газ не рассеется.</text:span></text:p>
              </text:list-item>
              <text:list-item>
                <text:p text:style-name="P204"><text:span text:style-name="T11">Провести дегазационные мероприятия после проведения работ по ликвидации аварии: сдать спецодежду в цех 092 на участок подготовки спецодежды </text:span><text:span text:style-name="T21">спецодежду после кислорода проветрить)</text:span><text:span text:style-name="T11">, перчатки утилизировать в специальный контейнер.</text:span></text:p>
              </text:list-item>
            </text:list>
            <text:p text:style-name="P206"><text:span text:style-name="T11"/></text:p>
            <text:p text:style-name="P225"><text:span text:style-name="T11">Руководитель группы отдела 071.</text:span></text:p>
            <text:p text:style-name="P230"><text:span text:style-name="T11">Порядок действий:</text:span></text:p>
            <text:list xml:id="list114951403246357" text:continue-list="list114949540478704" text:style-name="L2">
              <text:list-item text:start-value="1">
                <text:p text:style-name="P161"><text:span text:style-name="T26">Прибыть</text:span><text:span text:style-name="T30"> </text:span><text:span text:style-name="T26">на место аварийной ситуации. Оценить обстановку.</text:span></text:p>
              </text:list-item>
              <text:list-item>
                <text:p text:style-name="P51">Использовать СИЗ.</text:p>
              </text:list-item>
              <text:list-item>
                <text:p text:style-name="P51">Сообщить об авари<text:span text:style-name="T41">и</text:span> начальнику отдела 071 по тел. 9-52-17, <text:s/>ОД ООРМ по тел. 9-19-53, 9-52-60, 9-52-47.</text:p>
              </text:list-item>
              <text:list-item>
                <text:p text:style-name="P109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35"><text:span text:style-name="T11">Руководить ликвидацией аварии до прибытия ответственного руководителя работ.</text:span></text:p>
                <text:p text:style-name="P87"><text:soft-page-break/></text:p>
              </text:list-item>
            </text:list>
            <text:p text:style-name="P91">ОД ООРМ.</text:p>
            <text:list xml:id="list114949789728592" text:continue-numbering="true" text:style-name="L2">
              <text:list-header>
                <text:p text:style-name="P98">Порядок действий:</text:p>
              </text:list-header>
              <text:list-item text:start-value="1">
                <text:p text:style-name="P58">Оповестить аварийные службы и руководство комбината согласно списка.</text:p>
              </text:list-item>
            </text:list>
            <text:p text:style-name="P62"/>
            <text:p text:style-name="P91">Начальник отдела 071 (ответственный руководитель работ).</text:p>
            <text:p text:style-name="P102">Порядок действий:</text:p>
            <text:list xml:id="list114951103847878" text:continue-list="list114949789728592" text:style-name="L2">
              <text:list-item text:start-value="1">
                <text:p text:style-name="P58">Прибыть на место аварии, оценить обстановку.</text:p>
              </text:list-item>
              <text:list-item>
                <text:p text:style-name="P58">Использовать СИЗ.</text:p>
              </text:list-item>
              <text:list-item>
                <text:p text:style-name="P58">Принять на себя руководство ликвидацией аварии.</text:p>
              </text:list-item>
              <text:list-item>
                <text:p text:style-name="P80">Организовать и проконтролировать:</text:p>
              </text:list-item>
            </text:list>
            <text:list xml:id="list114949651440628" text:continue-list="list114950642372878" text:style-name="List_20_1">
              <text:list-item>
                <text:list>
                  <text:list-item>
                    <text:p text:style-name="P155"><text:span text:style-name="T25">оповещение ОД ООРМ;</text:span></text:p>
                  </text:list-item>
                  <text:list-item>
                    <text:p text:style-name="P74">оцепление опасной зоны;</text:p>
                  </text:list-item>
                  <text:list-item>
                    <text:p text:style-name="P75">оповещение близлежащих цехов;</text:p>
                  </text:list-item>
                  <text:list-item>
                    <text:p text:style-name="P75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55"><text:span text:style-name="T25">оказание первой помощи пострадавшим;</text:span></text:p>
              </text:list-item>
            </text:list>
            <text:list xml:id="list114950853190002" text:continue-list="list114951103847878" text:style-name="L2">
              <text:list-item>
                <text:p text:style-name="P166"><text:span text:style-name="T25">П</text:span><text:span text:style-name="T24">ри необходимости вызвать ФПС, НАСО. Направить прибывшие ФПС, НАСО к месту аварии.</text:span></text:p>
              </text:list-item>
              <text:list-item>
                <text:p text:style-name="P166"><text:span text:style-name="T24">Продублировать вызов работников ЦМСЧ-91 ФМБА (при необходимости).</text:span></text:p>
              </text:list-item>
              <text:list-item>
                <text:p text:style-name="P166"><text:span text:style-name="T24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66"><text:span text:style-name="T24">Организовать проведение утилизации продуктов аварии и проведение </text:span><text:soft-page-break/><text:span text:style-name="T24">дегазационных мероприятий.</text:span></text:p>
              </text:list-item>
            </text:list>
            <text:p text:style-name="P168"><text:span text:style-name="T29">НАСО (при необходимости).</text:span></text:p>
            <text:p text:style-name="P185"><text:span text:style-name="T28">Порядок действий:</text:span></text:p>
            <text:list xml:id="list114950876955412" text:continue-list="list114950853190002" text:style-name="L2">
              <text:list-item text:start-value="1">
                <text:p text:style-name="P196"><text:span text:style-name="T28">Прибыть на место аварии и развернуться.</text:span></text:p>
              </text:list-item>
              <text:list-item>
                <text:p text:style-name="P196"><text:span text:style-name="T2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96"><text:span text:style-name="T28">Принимать участие в ликвидации аварии в установленном порядке.</text:span></text:p>
              </text:list-item>
            </text:list>
            <text:p text:style-name="P199"><text:span text:style-name="T28"/></text:p>
            <text:p text:style-name="P177"><text:span text:style-name="T28">Работники ФГУЗ ЦМСЧ-91 ФМБА России (при необходимости).</text:span></text:p>
            <text:p text:style-name="P186"><text:span text:style-name="T28">Порядок действий:</text:span></text:p>
            <text:list xml:id="list114950826171636" text:continue-list="list114950876955412" text:style-name="L2">
              <text:list-item text:start-value="1">
                <text:p text:style-name="P196"><text:span text:style-name="T28">Прибыть на место аварии.</text:span></text:p>
              </text:list-item>
              <text:list-item>
                <text:p text:style-name="P196"><text:span text:style-name="T28">Оказать первую помощь пострадавшим.</text:span></text:p>
              </text:list-item>
              <text:list-item>
                <text:p text:style-name="P208"><text:span text:style-name="T22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848">
          <table:table-cell table:style-name="Таблица1.A1" office:value-type="string">
            <text:p text:style-name="P124">6. Воспламенение входящего из баллона <text:span text:style-name="T2">ацетилена (водорода, бутана)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list xml:id="list114950856534784" text:continue-list="list114949651440628" text:style-name="List_20_1">
              <text:list-item>
                <text:p text:style-name="P125">факельное горение газа;</text:p>
              </text:list-item>
              <text:list-item>
                <text:p text:style-name="P125">тепловой поток.</text:p>
              </text:list-item>
            </text:list>
          </table:table-cell>
          <table:table-cell table:style-name="Таблица1.A1" office:value-type="string">
            <text:list xml:id="list114949799968698" text:continue-numbering="true" text:style-name="List_20_1">
              <text:list-item>
                <text:p text:style-name="P126">прекращение работы;</text:p>
              </text:list-item>
              <text:list-item>
                <text:p text:style-name="P127">средства связи и оповещения;</text:p>
              </text:list-item>
              <text:list-item>
                <text:p text:style-name="P127">использование средств индивидуальной защиты;</text:p>
              </text:list-item>
              <text:list-item>
                <text:p text:style-name="P127">силы и средства НАСО (при необходимости);</text:p>
              </text:list-item>
              <text:list-item>
                <text:p text:style-name="P127">силы и средства ФГКУ СУ ФПС №6 МЧС России;</text:p>
              </text:list-item>
              <text:list-item>
                <text:p text:style-name="P127">предупредительные знаки;</text:p>
              </text:list-item>
              <text:list-item>
                <text:p text:style-name="P127">сирена ручная типа РС-100;</text:p>
              </text:list-item>
              <text:list-item>
                <text:p text:style-name="P127">погрузочно-разгрузочные работы производит только обученный и аттестованный персонал;</text:p>
              </text:list-item>
              <text:list-item>
                <text:p text:style-name="P127"><text:soft-page-break/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127">ранцевый опрыскиватель;</text:p>
              </text:list-item>
              <text:list-item>
                <text:p text:style-name="P127">ведра.</text:p>
              </text:list-item>
            </text:list>
            <text:p text:style-name="P128"/>
            <text:p text:style-name="P143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p>
          </table:table-cell>
          <table:table-cell table:style-name="Таблица1.A1" office:value-type="string">
            <text:p text:style-name="P133">Транспортировщики, техник по хранению.</text:p>
            <text:p text:style-name="P141">Порядок действий:</text:p>
            <text:list xml:id="list114950110545807" text:continue-list="list114950425807805" text:style-name="L8">
              <text:list-item text:start-value="1">
                <text:p text:style-name="P40">Использовать СИЗ.</text:p>
              </text:list-item>
              <text:list-item>
                <text:p text:style-name="P40">Немедленно удалить всех посторонних лиц с места аварии <text:span text:style-name="T42">и не допускать доступа посторонних лиц.</text:span></text:p>
              </text:list-item>
              <text:list-item>
                <text:p text:style-name="P40">Подать звуковой сигнал тревоги с помощью ручной сирены.</text:p>
              </text:list-item>
              <text:list-item>
                <text:p text:style-name="P44">Немедленно сообщить в пожарную часть по тел. 01 об аварии.</text:p>
              </text:list-item>
              <text:list-item>
                <text:p text:style-name="P149">Сообщить руководителю группы по тел. 9-18-51, ОД ООРМ по тел. 9-19-53,9-<text:soft-page-break/>52-60, 9-52-47, персоналу отдела 071 и окружающему персоналу.</text:p>
              </text:list-item>
              <text:list-item>
                <text:p text:style-name="P205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205">При выходе у ворот, ограждающих склад баллонов, выставить предупредительный знак: <text:span text:style-name="T19">Р</text:span><text:span text:style-name="T11">03 «</text:span><text:span text:style-name="T19">Проход запрещен</text:span><text:span text:style-name="T11">» согласно ГОСТ 12.4.026-2015.</text:span></text:p>
              </text:list-item>
              <text:list-item>
                <text:p text:style-name="P220"><text:span text:style-name="T11">К горящему баллону не подходить. </text:span><text:span text:style-name="T13">Ацетилен взрывоопасен!</text:span></text:p>
              </text:list-item>
              <text:list-item>
                <text:p text:style-name="P220"><text:span text:style-name="T11">Пламя тушить нельзя, т. к. утекающий газ может вызвать взрыв.</text:span></text:p>
              </text:list-item>
              <text:list-item>
                <text:p text:style-name="P220"><text:span text:style-name="T11">Обеспечить низкую температуру баллонов, охлаждая горящий баллон и соседние баллоны, поливая их с максимального расстояния с помощью ранцевого опрыскивателя, или поливая баллон из бочки водой из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205"><text:span text:style-name="T11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207"><text:span text:style-name="T11"/></text:p>
            <text:p text:style-name="P226"><text:span text:style-name="T11">Руководитель группы отдела 071.</text:span></text:p>
            <text:p text:style-name="P231"><text:span text:style-name="T11">Порядок действий:</text:span></text:p>
            <text:list xml:id="list114951470266786" text:continue-list="list114950110545807" text:style-name="L8">
              <text:list-item text:start-value="1">
                <text:p text:style-name="P162"><text:soft-page-break/><text:span text:style-name="T26">Прибыть</text:span><text:span text:style-name="T30"> </text:span><text:span text:style-name="T26">на место аварийной ситуации. Оценить обстановку.</text:span></text:p>
              </text:list-item>
              <text:list-item>
                <text:p text:style-name="P265">Использовать СИЗ.</text:p>
              </text:list-item>
              <text:list-item>
                <text:p text:style-name="P266">Продублировать сообщение об аварии в пожарную охрану по телефону 01.</text:p>
              </text:list-item>
              <text:list-item>
                <text:p text:style-name="P52">Сообщить об авари<text:span text:style-name="T41">и</text:span> начальнику отдела 071 по тел. 9-52-17, <text:s/>ОД ООРМ по тел. 9-19-53, 9-52-60, 9-52-47.</text:p>
              </text:list-item>
              <text:list-item>
                <text:p text:style-name="P110"><text:span text:style-name="T11">Удалить производственный персонал из зоны аварии, </text:span><text:span text:style-name="T15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240"><text:span text:style-name="T11">Руководить ликвидацией аварии до прибытия ответственного руководителя работ.</text:span></text:p>
                <text:p text:style-name="P92"/>
              </text:list-item>
            </text:list>
            <text:p text:style-name="P93">ОД ООРМ.</text:p>
            <text:list xml:id="list114951081182350" text:continue-numbering="true" text:style-name="L8">
              <text:list-header>
                <text:p text:style-name="P103">Порядок действий:</text:p>
              </text:list-header>
              <text:list-item text:start-value="1">
                <text:p text:style-name="P63">Оповестить аварийные службы и руководство комбината согласно списка.</text:p>
              </text:list-item>
            </text:list>
            <text:p text:style-name="P64"/>
            <text:p text:style-name="P93">Начальник отдела 071 (ответственный руководитель работ).</text:p>
            <text:p text:style-name="P104">Порядок действий:</text:p>
            <text:list xml:id="list114949945842324" text:continue-list="list114951081182350" text:style-name="L8">
              <text:list-item text:start-value="1">
                <text:p text:style-name="P63">Прибыть на место аварии, оценить обстановку.</text:p>
              </text:list-item>
              <text:list-item>
                <text:p text:style-name="P63">Использовать СИЗ.</text:p>
              </text:list-item>
              <text:list-item>
                <text:p text:style-name="P63">Принять на себя руководство ликвидацией аварии.</text:p>
              </text:list-item>
              <text:list-item>
                <text:p text:style-name="P81"><text:soft-page-break/>Организовать и проконтролировать:</text:p>
              </text:list-item>
            </text:list>
            <text:list xml:id="list114950039673698" text:continue-list="list114949799968698" text:style-name="List_20_1">
              <text:list-item>
                <text:list>
                  <text:list-item>
                    <text:p text:style-name="P157"><text:span text:style-name="T25">оповещение ОД ООРМ;</text:span></text:p>
                  </text:list-item>
                  <text:list-item>
                    <text:p text:style-name="P76">оцепление опасной зоны;</text:p>
                  </text:list-item>
                  <text:list-item>
                    <text:p text:style-name="P76">оповещение близлежащих цехов;</text:p>
                  </text:list-item>
                  <text:list-item>
                    <text:p text:style-name="P76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57"><text:span text:style-name="T25">оказание первой помощи пострадавшим;</text:span></text:p>
              </text:list-item>
            </text:list>
            <text:list xml:id="list114950434302612" text:continue-list="list114949945842324" text:style-name="L8">
              <text:list-item>
                <text:p text:style-name="P169"><text:span text:style-name="T27">Продублировать вызов ФПС, п</text:span><text:span text:style-name="T24">ри необходимости вызвать НАСО. Направить прибывшие ФПС, НАСО к месту аварии.</text:span></text:p>
              </text:list-item>
              <text:list-item>
                <text:p text:style-name="P169"><text:span text:style-name="T24">Продублировать вызов работников ЦМСЧ-91 ФМБА (при необходимости).</text:span></text:p>
              </text:list-item>
              <text:list-item>
                <text:p text:style-name="P169"><text:span text:style-name="T24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267">Организовать проведение утилизации продуктов аварии и проведение дегазационных мероприятий.</text:p>
              </text:list-item>
            </text:list>
            <text:p text:style-name="P268"/>
            <text:p text:style-name="P270">ФГКУ СУ ФПС №6 МЧС России.</text:p>
            <text:p text:style-name="P270"><text:span text:style-name="T34">Порядок действий:</text:span></text:p>
            <text:list xml:id="list1772149143" text:style-name="L17">
              <text:list-item>
                <text:p text:style-name="P269"><text:span text:style-name="T3">Прибыть на место аварии.</text:span></text:p>
              </text:list-item>
              <text:list-item>
                <text:p text:style-name="P246"><text:span text:style-name="T11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span></text:p>
              </text:list-item>
              <text:list-item>
                <text:p text:style-name="P246"><text:span text:style-name="T11">Держать постоянную связь с ответственным руководите</text:span><text:span text:style-name="T17">л</text:span><text:span text:style-name="T11">ем.</text:span></text:p>
              </text:list-item>
              <text:list-item>
                <text:p text:style-name="P249"><text:soft-page-break/><text:span text:style-name="T11">Обеспечивать взаимодействие координацию действий с аварийно-спасательными формированиями.</text:span></text:p>
              </text:list-item>
            </text:list>
            <text:p text:style-name="P250"><text:span text:style-name="T11"/></text:p>
            <text:p text:style-name="P170"><text:span text:style-name="T29">НАСО (при необходимости).</text:span></text:p>
            <text:p text:style-name="P187"><text:span text:style-name="T28">Порядок действий:</text:span></text:p>
            <text:list xml:id="list114950866687337" text:continue-list="list114950826171636" text:style-name="L2">
              <text:list-item text:start-value="1">
                <text:p text:style-name="P197"><text:span text:style-name="T28">Прибыть на место аварии и развернуться.</text:span></text:p>
              </text:list-item>
              <text:list-item>
                <text:p text:style-name="P197"><text:span text:style-name="T2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97"><text:span text:style-name="T28">Принимать участие в ликвидации аварии в установленном порядке.</text:span></text:p>
              </text:list-item>
            </text:list>
            <text:p text:style-name="P200"><text:span text:style-name="T28"/></text:p>
            <text:p text:style-name="P178"><text:span text:style-name="T28">Работники ФГУЗ ЦМСЧ-91 ФМБА России (при необходимости).</text:span></text:p>
            <text:p text:style-name="P188"><text:span text:style-name="T28">Порядок действий:</text:span></text:p>
            <text:list xml:id="list114951628167925" text:continue-list="list114950866687337" text:style-name="L2">
              <text:list-item text:start-value="1">
                <text:p text:style-name="P197"><text:span text:style-name="T28">Прибыть на место аварии.</text:span></text:p>
              </text:list-item>
              <text:list-item>
                <text:p text:style-name="P197"><text:span text:style-name="T28">Оказать первую помощь пострадавшим.</text:span></text:p>
              </text:list-item>
              <text:list-item>
                <text:p text:style-name="P258"><text:span text:style-name="T22">При необходимости доставить пострадавших в мед. учреждение.</text:span></text:p>
              </text:list-item>
            </text:list>
          </table:table-cell>
        </table:table-row>
      </table:table>
      <text:p text:style-name="P20"/>
      <text:p text:style-name="P20"/>
      <text:p text:style-name="P20"/>
      <text:p text:style-name="P22">Перечень средств индивидуальной защиты (далее СИЗ):</text:p>
      <text:list xml:id="list3326748045" text:style-name="L18">
        <text:list-item>
          <text:p text:style-name="P25"><text:span text:style-name="T4">фильтрующий промышленный противогаз марки </text:span><text:span text:style-name="T18">ПФМГ-96 (маска МАГ) ТУ 2568-123-05795731-2003 с фильтром ДОТ 460 </text:span><text:span text:style-name="T10">A1B1E1K2CO</text:span><text:span text:style-name="T43">2</text:span><text:span text:style-name="T44">SX;</text:span></text:p>
        </text:list-item>
        <text:list-item>
          <text:p text:style-name="P27"><text:span text:style-name="T45">перчатки из щелочестойкой резины ГОСТ 20010-93;</text:span></text:p>
        </text:list-item>
        <text:list-item>
          <text:p text:style-name="P27"><text:span text:style-name="T45">резиновые сапоги ГОСТ 5357-79;</text:span></text:p>
        </text:list-item>
        <text:list-item>
          <text:p text:style-name="P27"><text:soft-page-break/><text:span text:style-name="T45">спецодежда (халат хлопчатобумажный ГОСТ 12.4.131-83 или одежда специальная для </text:span><text:span text:style-name="T46">защиты от общих производственных загрязнений и механических воздействий ГОСТ 12.4.280-2014</text:span><text:span text:style-name="T45">);</text:span></text:p>
        </text:list-item>
        <text:list-item>
          <text:p text:style-name="P30"><text:span text:style-name="T45">ботинки кожаные с защитным подноском ГОСТ 28507;</text:span></text:p>
        </text:list-item>
        <text:list-item>
          <text:p text:style-name="P30"><text:span text:style-name="T45">рукавицы комбинированные ГОСТ 12.4.010 при наружных работах в зимний период;</text:span></text:p>
        </text:list-item>
        <text:list-item>
          <text:p text:style-name="P30"><text:span text:style-name="T45">куртка на утепляющей прокладке ГОСТ 12.4.303.</text:span></text:p>
        </text:list-item>
      </text:list>
      <text:p text:style-name="P21"/>
      <text:p text:style-name="P21"/>
      <text:p text:style-name="P23">Перечень <text:span text:style-name="T48">нейтрализующих веществ</text:span> (<text:span text:style-name="T48">при необходимости</text:span>):</text:p>
      <text:list xml:id="list114949737004718" text:continue-numbering="true" text:style-name="L18">
        <text:list-item>
          <text:p text:style-name="P26"><text:span text:style-name="T47">бочки с водой, установленные возле склада (зд. 324, 324А), рядом с местом проведения погрузочно-разгрузочных работ</text:span><text:span text:style-name="T44">;</text:span></text:p>
        </text:list-item>
        <text:list-item>
          <text:p text:style-name="P28"><text:span text:style-name="T46">огнетушители порощковые</text:span><text:span text:style-name="T45">;</text:span></text:p>
        </text:list-item>
      </text:list>
      <text:p text:style-name="P29"><text:span text:style-name="T45"/></text:p>
      <text:p text:style-name="P29"><text:span text:style-name="T45"/></text:p>
      <text:p text:style-name="P24"><text:span text:style-name="T45">СОГЛАСОВАНО:</text:span></text:p>
      <text:p text:style-name="P24"><text:span text:style-name="T45">Начальник отдела 063<text:tab/><text:tab/><text:tab/>Лебедев Е.А.</text:span></text:p>
      <text:p text:style-name="P31"><text:span text:style-name="T45">Начальник отдела 058<text:tab/><text:tab/><text:tab/>Шумай М.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−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2" text:style-name="Numbering_20_Symbols" text:bullet-char="−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6T11:49:37.443000000</dc:date>
    <meta:editing-duration>P1DT15M49S</meta:editing-duration>
    <meta:editing-cycles>31</meta:editing-cycles>
    <meta:generator>LibreOffice/7.2.4.1$Windows_X86_64 LibreOffice_project/27d75539669ac387bb498e35313b970b7fe9c4f9</meta:generator>
    <meta:document-statistic meta:table-count="1" meta:image-count="0" meta:object-count="0" meta:page-count="24" meta:paragraph-count="400" meta:word-count="3306" meta:character-count="24447" meta:non-whitespace-character-count="21780"/>
  </office:meta>
</office:document-meta>
</file>